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3.838cm"/>
    </style:style>
    <style:style style:name="co6" style:family="table-column">
      <style:table-column-properties fo:break-before="auto" style:column-width="11.028cm"/>
    </style:style>
    <style:style style:name="co7" style:family="table-column">
      <style:table-column-properties fo:break-before="auto" style:column-width="11.3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Schematic Page</text:p>
          </table:table-cell>
          <table:table-cell table:style-name="ce1" office:value-type="string" calcext:value-type="string">
            <text:p>Litton Part Code</text:p>
          </table:table-cell>
          <table:table-cell table:style-name="ce1" office:value-type="string" calcext:value-type="string">
            <text:p>Standard Part Cod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3-193</text:p>
          </table:table-cell>
          <table:table-cell office:value-type="float" office:value="585012" calcext:value-type="float">
            <text:p>585012</text:p>
          </table:table-cell>
          <table:table-cell office:value-type="float" office:value="7450" calcext:value-type="float">
            <text:p>7450</text:p>
          </table:table-cell>
          <table:table-cell office:value-type="string" calcext:value-type="string">
            <text:p>Dual 2-wide 2-input AND-OR-INVERT gate with expander</text:p>
          </table:table-cell>
          <table:table-cell office:value-type="string" calcext:value-type="string">
            <text:p>Instruction register record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3-197</text:p>
          </table:table-cell>
          <table:table-cell office:value-type="float" office:value="585016" calcext:value-type="float">
            <text:p>585016</text:p>
          </table:table-cell>
          <table:table-cell office:value-type="float" office:value="7460" calcext:value-type="float">
            <text:p>7460</text:p>
          </table:table-cell>
          <table:table-cell office:value-type="string" calcext:value-type="string">
            <text:p>Dual 4-input expander</text:p>
          </table:table-cell>
          <table:table-cell office:value-type="string" calcext:value-type="string">
            <text:p>Track selec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3-183, 3-184, 3-187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3-183, 3-184</text:p>
          </table:table-cell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Triple 3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3-182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3-182</text:p>
          </table:table-cell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Triple 3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3-181, 3-183</text:p>
          </table:table-cell>
          <table:table-cell office:value-type="float" office:value="585009" calcext:value-type="float">
            <text:p>585009</text:p>
          </table:table-cell>
          <table:table-cell office:value-type="float" office:value="7420" calcext:value-type="float">
            <text:p>7420</text:p>
          </table:table-cell>
          <table:table-cell office:value-type="string" calcext:value-type="string">
            <text:p>Dual 4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3-157, 3-159</text:p>
          </table:table-cell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Triple 3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3-205</text:p>
          </table:table-cell>
          <table:table-cell office:value-type="float" office:value="585017" calcext:value-type="float">
            <text:p>585017</text:p>
          </table:table-cell>
          <table:table-cell office:value-type="float" office:value="7472" calcext:value-type="float">
            <text:p>7472</text:p>
          </table:table-cell>
          <table:table-cell office:value-type="string" calcext:value-type="string">
            <text:p>JK master-slave flip-fl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3-205</text:p>
          </table:table-cell>
          <table:table-cell office:value-type="float" office:value="585017" calcext:value-type="float">
            <text:p>585017</text:p>
          </table:table-cell>
          <table:table-cell office:value-type="float" office:value="7472" calcext:value-type="float">
            <text:p>7472</text:p>
          </table:table-cell>
          <table:table-cell office:value-type="string" calcext:value-type="string">
            <text:p>JK master-slave flip-fl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3-201</text:p>
          </table:table-cell>
          <table:table-cell office:value-type="float" office:value="585017" calcext:value-type="float">
            <text:p>585017</text:p>
          </table:table-cell>
          <table:table-cell office:value-type="float" office:value="7472" calcext:value-type="float">
            <text:p>7472</text:p>
          </table:table-cell>
          <table:table-cell office:value-type="string" calcext:value-type="string">
            <text:p>JK master-slave flip-flop</text:p>
          </table:table-cell>
          <table:table-cell office:value-type="string" calcext:value-type="string">
            <text:p>Halt/Run/Contro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3-201</text:p>
          </table:table-cell>
          <table:table-cell office:value-type="float" office:value="585017" calcext:value-type="float">
            <text:p>585017</text:p>
          </table:table-cell>
          <table:table-cell office:value-type="float" office:value="7472" calcext:value-type="float">
            <text:p>7472</text:p>
          </table:table-cell>
          <table:table-cell office:value-type="string" calcext:value-type="string">
            <text:p>JK master-slave flip-flop</text:p>
          </table:table-cell>
          <table:table-cell office:value-type="string" calcext:value-type="string">
            <text:p>Halt/Run/Contro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3-163</text:p>
          </table:table-cell>
          <table:table-cell office:value-type="float" office:value="585017" calcext:value-type="float">
            <text:p>585017</text:p>
          </table:table-cell>
          <table:table-cell office:value-type="float" office:value="7472" calcext:value-type="float">
            <text:p>7472</text:p>
          </table:table-cell>
          <table:table-cell office:value-type="string" calcext:value-type="string">
            <text:p>JK master-slave flip-fl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3-162</text:p>
          </table:table-cell>
          <table:table-cell office:value-type="float" office:value="585017" calcext:value-type="float">
            <text:p>585017</text:p>
          </table:table-cell>
          <table:table-cell office:value-type="float" office:value="7472" calcext:value-type="float">
            <text:p>7472</text:p>
          </table:table-cell>
          <table:table-cell office:value-type="string" calcext:value-type="string">
            <text:p>JK master-slave flip-fl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5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3-193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office:value-type="string" calcext:value-type="string">
            <text:p>Instruction register record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6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3-161, 3-193, 3-197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office:value-type="string" calcext:value-type="string">
            <text:p>Instruction register record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7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3-181, 3-182</text:p>
          </table:table-cell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Triple 3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8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3-164, 3-181, 3-200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office:value-type="string" calcext:value-type="string">
            <text:p>Block interchange loo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9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3-190</text:p>
          </table:table-cell>
          <table:table-cell office:value-type="float" office:value="585015" calcext:value-type="float">
            <text:p>585015</text:p>
          </table:table-cell>
          <table:table-cell office:value-type="float" office:value="7454" calcext:value-type="float">
            <text:p>7454</text:p>
          </table:table-cell>
          <table:table-cell office:value-type="string" calcext:value-type="string">
            <text:p>4-wide 2-input AND-OR-INVERT gate</text:p>
          </table:table-cell>
          <table:table-cell office:value-type="string" calcext:value-type="string">
            <text:p>Part of accumulator record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20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3-161, 3-193</text:p>
          </table:table-cell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Triple 3-input NAND gate</text:p>
          </table:table-cell>
          <table:table-cell office:value-type="string" calcext:value-type="string">
            <text:p>Instruction register record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21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3-185, 3-206</text:p>
          </table:table-cell>
          <table:table-cell office:value-type="float" office:value="585011" calcext:value-type="float">
            <text:p>585011</text:p>
          </table:table-cell>
          <table:table-cell office:value-type="float" office:value="7440" calcext:value-type="float">
            <text:p>7440</text:p>
          </table:table-cell>
          <table:table-cell office:value-type="string" calcext:value-type="string">
            <text:p>Dual 4-input NAND gate with output buff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22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3-162</text:p>
          </table:table-cell>
          <table:table-cell office:value-type="float" office:value="585010" calcext:value-type="float">
            <text:p>585010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Single 8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23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3-201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office:value-type="string" calcext:value-type="string">
            <text:p>Halt/Run/Contro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24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3-163, 3-200</text:p>
          </table:table-cell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Triple 3-input NAND gate</text:p>
          </table:table-cell>
          <table:table-cell office:value-type="string" calcext:value-type="string">
            <text:p>Halt/Run/Contro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25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3-162</text:p>
          </table:table-cell>
          <table:table-cell office:value-type="float" office:value="585009" calcext:value-type="float">
            <text:p>585009</text:p>
          </table:table-cell>
          <table:table-cell office:value-type="float" office:value="7420" calcext:value-type="float">
            <text:p>7420</text:p>
          </table:table-cell>
          <table:table-cell office:value-type="string" calcext:value-type="string">
            <text:p>Dual 4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26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3-164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-189, 3-191</text:p>
          </table:table-cell>
          <table:table-cell office:value-type="float" office:value="585013" calcext:value-type="float">
            <text:p>585013</text:p>
          </table:table-cell>
          <table:table-cell office:value-type="float" office:value="7451" calcext:value-type="float">
            <text:p>7451</text:p>
          </table:table-cell>
          <table:table-cell office:value-type="string" calcext:value-type="string">
            <text:p>Dual 2-wide 2-input AND-OR-INVERT gate</text:p>
          </table:table-cell>
          <table:table-cell office:value-type="string" calcext:value-type="string">
            <text:p>Part of accumulator record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2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-160, 3-181, 3-182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29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-189</text:p>
          </table:table-cell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Triple 3-input NAND gate</text:p>
          </table:table-cell>
          <table:table-cell office:value-type="string" calcext:value-type="string">
            <text:p>Part of accumulator record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2-190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office:value-type="string" calcext:value-type="string">
            <text:p>Part of accumulator record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1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-157, 3-158, 3-201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office:value-type="string" calcext:value-type="string">
            <text:p>Halt/Run/Contro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-163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33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-163</text:p>
          </table:table-cell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Triple 3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34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-162, 3-163</text:p>
          </table:table-cell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Triple 3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35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3-189, 3-190</text:p>
          </table:table-cell>
          <table:table-cell office:value-type="float" office:value="585014" calcext:value-type="float">
            <text:p>585014</text:p>
          </table:table-cell>
          <table:table-cell office:value-type="float" office:value="7453" calcext:value-type="float">
            <text:p>7453</text:p>
          </table:table-cell>
          <table:table-cell office:value-type="string" calcext:value-type="string">
            <text:p>4-wide 2-input AND-OR-INVERT gate (expandable)</text:p>
          </table:table-cell>
          <table:table-cell office:value-type="string" calcext:value-type="string">
            <text:p>Part of accumulator record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6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3-189</text:p>
          </table:table-cell>
          <table:table-cell office:value-type="float" office:value="585016" calcext:value-type="float">
            <text:p>585016</text:p>
          </table:table-cell>
          <table:table-cell office:value-type="float" office:value="7460" calcext:value-type="float">
            <text:p>7460</text:p>
          </table:table-cell>
          <table:table-cell office:value-type="string" calcext:value-type="string">
            <text:p>Dual 4-input expander</text:p>
          </table:table-cell>
          <table:table-cell office:value-type="string" calcext:value-type="string">
            <text:p>Part of accumulator record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7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3-195, 3-197</text:p>
          </table:table-cell>
          <table:table-cell office:value-type="float" office:value="585012" calcext:value-type="float">
            <text:p>585012</text:p>
          </table:table-cell>
          <table:table-cell office:value-type="float" office:value="7450" calcext:value-type="float">
            <text:p>7450</text:p>
          </table:table-cell>
          <table:table-cell office:value-type="string" calcext:value-type="string">
            <text:p>Dual 2-wide 2-input AND-OR-INVERT gate with expander</text:p>
          </table:table-cell>
          <table:table-cell office:value-type="string" calcext:value-type="string">
            <text:p>Fast access record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8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3-159, 3-160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39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3-190, 3-191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office:value-type="string" calcext:value-type="string">
            <text:p>Part of accumulator record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3-165, 3-204</text:p>
          </table:table-cell>
          <table:table-cell office:value-type="float" office:value="585009" calcext:value-type="float">
            <text:p>585009</text:p>
          </table:table-cell>
          <table:table-cell office:value-type="float" office:value="7420" calcext:value-type="float">
            <text:p>7420</text:p>
          </table:table-cell>
          <table:table-cell office:value-type="string" calcext:value-type="string">
            <text:p>Dual 4-input NAND gate</text:p>
          </table:table-cell>
          <table:table-cell office:value-type="string" calcext:value-type="string">
            <text:p>Halt/Run/Contro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1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3-164, 3-165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4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3-165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43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3-201, 3-205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office:value-type="string" calcext:value-type="string">
            <text:p>Halt/Run/Contro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4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3-159</text:p>
          </table:table-cell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Triple 3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45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3-203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office:value-type="string" calcext:value-type="string">
            <text:p>Halt/Run/Contro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6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3-189</text:p>
          </table:table-cell>
          <table:table-cell office:value-type="float" office:value="585013" calcext:value-type="float">
            <text:p>585013</text:p>
          </table:table-cell>
          <table:table-cell office:value-type="float" office:value="7451" calcext:value-type="float">
            <text:p>7451</text:p>
          </table:table-cell>
          <table:table-cell office:value-type="string" calcext:value-type="string">
            <text:p>Dual 2-wide 2-input AND-OR-INVERT gate</text:p>
          </table:table-cell>
          <table:table-cell office:value-type="string" calcext:value-type="string">
            <text:p>Part of accumulator record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7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3-191, 3-195</text:p>
          </table:table-cell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Triple 3-input NAND gate</text:p>
          </table:table-cell>
          <table:table-cell office:value-type="string" calcext:value-type="string">
            <text:p>Part of accumulator record net and fast access record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8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3-185, 3-187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49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3-195, 3-200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office:value-type="string" calcext:value-type="string">
            <text:p>Fast access record net and block interchange loo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5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3-195</text:p>
          </table:table-cell>
          <table:table-cell office:value-type="float" office:value="585014" calcext:value-type="float">
            <text:p>585014</text:p>
          </table:table-cell>
          <table:table-cell office:value-type="float" office:value="7453" calcext:value-type="float">
            <text:p>7453</text:p>
          </table:table-cell>
          <table:table-cell office:value-type="string" calcext:value-type="string">
            <text:p>4-wide 2-input AND-OR-INVERT gate (expandable)</text:p>
          </table:table-cell>
          <table:table-cell office:value-type="string" calcext:value-type="string">
            <text:p>Fast access record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51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3-195, 3-200</text:p>
          </table:table-cell>
          <table:table-cell office:value-type="float" office:value="585016" calcext:value-type="float">
            <text:p>585016</text:p>
          </table:table-cell>
          <table:table-cell office:value-type="float" office:value="7460" calcext:value-type="float">
            <text:p>7460</text:p>
          </table:table-cell>
          <table:table-cell office:value-type="string" calcext:value-type="string">
            <text:p>Dual 4-input expander</text:p>
          </table:table-cell>
          <table:table-cell office:value-type="string" calcext:value-type="string">
            <text:p>Fast access record net and block interchange loo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52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3-191, 3-197</text:p>
          </table:table-cell>
          <table:table-cell office:value-type="float" office:value="585009" calcext:value-type="float">
            <text:p>585009</text:p>
          </table:table-cell>
          <table:table-cell office:value-type="float" office:value="7420" calcext:value-type="float">
            <text:p>7420</text:p>
          </table:table-cell>
          <table:table-cell office:value-type="string" calcext:value-type="string">
            <text:p>Dual 4-input NAND gate</text:p>
          </table:table-cell>
          <table:table-cell office:value-type="string" calcext:value-type="string">
            <text:p>Part of accumulator record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53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3-157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54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3-158, 3-159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55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3-197, 3-203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office:value-type="string" calcext:value-type="string">
            <text:p>Track selection and Halt/Run/Contro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56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3-158, 3-200</text:p>
          </table:table-cell>
          <table:table-cell office:value-type="float" office:value="585013" calcext:value-type="float">
            <text:p>585013</text:p>
          </table:table-cell>
          <table:table-cell office:value-type="float" office:value="7451" calcext:value-type="float">
            <text:p>7451</text:p>
          </table:table-cell>
          <table:table-cell office:value-type="string" calcext:value-type="string">
            <text:p>Dual 2-wide 2-input AND-OR-INVERT gate</text:p>
          </table:table-cell>
          <table:table-cell office:value-type="string" calcext:value-type="string">
            <text:p>Block interchange loo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57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3-195, 3-200</text:p>
          </table:table-cell>
          <table:table-cell office:value-type="float" office:value="585012" calcext:value-type="float">
            <text:p>585012</text:p>
          </table:table-cell>
          <table:table-cell office:value-type="float" office:value="7450" calcext:value-type="float">
            <text:p>7450</text:p>
          </table:table-cell>
          <table:table-cell office:value-type="string" calcext:value-type="string">
            <text:p>Dual 2-wide 2-input AND-OR-INVERT gate with expander</text:p>
          </table:table-cell>
          <table:table-cell office:value-type="string" calcext:value-type="string">
            <text:p>Fast access record net and block interchange loo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5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-169</text:p>
          </table:table-cell>
          <table:table-cell office:value-type="float" office:value="585017" calcext:value-type="float">
            <text:p>585017</text:p>
          </table:table-cell>
          <table:table-cell office:value-type="float" office:value="7472" calcext:value-type="float">
            <text:p>7472</text:p>
          </table:table-cell>
          <table:table-cell office:value-type="string" calcext:value-type="string">
            <text:p>JK master-slave flip-flop</text:p>
          </table:table-cell>
          <table:table-cell office:value-type="string" calcext:value-type="string">
            <text:p>Part of command regi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5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-169</text:p>
          </table:table-cell>
          <table:table-cell office:value-type="float" office:value="585017" calcext:value-type="float">
            <text:p>585017</text:p>
          </table:table-cell>
          <table:table-cell office:value-type="float" office:value="7472" calcext:value-type="float">
            <text:p>7472</text:p>
          </table:table-cell>
          <table:table-cell office:value-type="string" calcext:value-type="string">
            <text:p>JK master-slave flip-flop</text:p>
          </table:table-cell>
          <table:table-cell office:value-type="string" calcext:value-type="string">
            <text:p>Part of command regi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6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-169</text:p>
          </table:table-cell>
          <table:table-cell office:value-type="float" office:value="585017" calcext:value-type="float">
            <text:p>585017</text:p>
          </table:table-cell>
          <table:table-cell office:value-type="float" office:value="7472" calcext:value-type="float">
            <text:p>7472</text:p>
          </table:table-cell>
          <table:table-cell office:value-type="string" calcext:value-type="string">
            <text:p>JK master-slave flip-flop</text:p>
          </table:table-cell>
          <table:table-cell office:value-type="string" calcext:value-type="string">
            <text:p>Part of command regi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6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-168</text:p>
          </table:table-cell>
          <table:table-cell office:value-type="float" office:value="585017" calcext:value-type="float">
            <text:p>585017</text:p>
          </table:table-cell>
          <table:table-cell office:value-type="float" office:value="7472" calcext:value-type="float">
            <text:p>7472</text:p>
          </table:table-cell>
          <table:table-cell office:value-type="string" calcext:value-type="string">
            <text:p>JK master-slave flip-flop</text:p>
          </table:table-cell>
          <table:table-cell office:value-type="string" calcext:value-type="string">
            <text:p>Part of command regi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6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-168</text:p>
          </table:table-cell>
          <table:table-cell office:value-type="float" office:value="585017" calcext:value-type="float">
            <text:p>585017</text:p>
          </table:table-cell>
          <table:table-cell office:value-type="float" office:value="7472" calcext:value-type="float">
            <text:p>7472</text:p>
          </table:table-cell>
          <table:table-cell office:value-type="string" calcext:value-type="string">
            <text:p>JK master-slave flip-flop</text:p>
          </table:table-cell>
          <table:table-cell office:value-type="string" calcext:value-type="string">
            <text:p>Part of command regi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63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-166. 3-167</text:p>
          </table:table-cell>
          <table:table-cell office:value-type="float" office:value="585018" calcext:value-type="float">
            <text:p>585018</text:p>
          </table:table-cell>
          <table:table-cell office:value-type="float" office:value="7373" calcext:value-type="float">
            <text:p>7373</text:p>
          </table:table-cell>
          <table:table-cell office:value-type="string" calcext:value-type="string">
            <text:p>Dual JK master-slave flip-flop</text:p>
          </table:table-cell>
          <table:table-cell office:value-type="string" calcext:value-type="string">
            <text:p>Part of command regi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6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-166</text:p>
          </table:table-cell>
          <table:table-cell office:value-type="float" office:value="585017" calcext:value-type="float">
            <text:p>585017</text:p>
          </table:table-cell>
          <table:table-cell office:value-type="float" office:value="7472" calcext:value-type="float">
            <text:p>7472</text:p>
          </table:table-cell>
          <table:table-cell office:value-type="string" calcext:value-type="string">
            <text:p>JK master-slave flip-flop</text:p>
          </table:table-cell>
          <table:table-cell office:value-type="string" calcext:value-type="string">
            <text:p>Part of command regi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6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-166, 3-181</text:p>
          </table:table-cell>
          <table:table-cell office:value-type="float" office:value="585009" calcext:value-type="float">
            <text:p>585009</text:p>
          </table:table-cell>
          <table:table-cell office:value-type="float" office:value="7420" calcext:value-type="float">
            <text:p>7420</text:p>
          </table:table-cell>
          <table:table-cell office:value-type="string" calcext:value-type="string">
            <text:p>Dual 4-input NAND gate</text:p>
          </table:table-cell>
          <table:table-cell office:value-type="string" calcext:value-type="string">
            <text:p>Part of command regi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6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-166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office:value-type="string" calcext:value-type="string">
            <text:p>Part of command regi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6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-199</text:p>
          </table:table-cell>
          <table:table-cell office:value-type="float" office:value="585013" calcext:value-type="float">
            <text:p>585013</text:p>
          </table:table-cell>
          <table:table-cell office:value-type="float" office:value="7451" calcext:value-type="float">
            <text:p>7451</text:p>
          </table:table-cell>
          <table:table-cell office:value-type="string" calcext:value-type="string">
            <text:p>Dual 2-wide 2-input AND-OR-INVERT gate</text:p>
          </table:table-cell>
          <table:table-cell office:value-type="string" calcext:value-type="string">
            <text:p>Part of adder/subtrac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6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-170, 3-172</text:p>
          </table:table-cell>
          <table:table-cell office:value-type="float" office:value="585012" calcext:value-type="float">
            <text:p>585012</text:p>
          </table:table-cell>
          <table:table-cell office:value-type="float" office:value="7450" calcext:value-type="float">
            <text:p>7450</text:p>
          </table:table-cell>
          <table:table-cell office:value-type="string" calcext:value-type="string">
            <text:p>Dual 2-wide 2-input AND-OR-INVERT gate with expan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6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-172</text:p>
          </table:table-cell>
          <table:table-cell office:value-type="float" office:value="585012" calcext:value-type="float">
            <text:p>585012</text:p>
          </table:table-cell>
          <table:table-cell office:value-type="float" office:value="7450" calcext:value-type="float">
            <text:p>7450</text:p>
          </table:table-cell>
          <table:table-cell office:value-type="string" calcext:value-type="string">
            <text:p>Dual 2-wide 2-input AND-OR-INVERT gate with expan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7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-173, 3-183</text:p>
          </table:table-cell>
          <table:table-cell office:value-type="float" office:value="585009" calcext:value-type="float">
            <text:p>585009</text:p>
          </table:table-cell>
          <table:table-cell office:value-type="float" office:value="7420" calcext:value-type="float">
            <text:p>7420</text:p>
          </table:table-cell>
          <table:table-cell office:value-type="string" calcext:value-type="string">
            <text:p>Dual 4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7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-172, 3-198</text:p>
          </table:table-cell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Triple 3-input NAND gate</text:p>
          </table:table-cell>
          <table:table-cell office:value-type="string" calcext:value-type="string">
            <text:p>Part of adder/subtrac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72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3-166, 3-184, 3-187</text:p>
          </table:table-cell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Triple 3-input NAND gate</text:p>
          </table:table-cell>
          <table:table-cell office:value-type="string" calcext:value-type="string">
            <text:p>Part of command regi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73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3-167</text:p>
          </table:table-cell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Triple 3-input NAND gate</text:p>
          </table:table-cell>
          <table:table-cell office:value-type="string" calcext:value-type="string">
            <text:p>Part of command regi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74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3-166, 3-167</text:p>
          </table:table-cell>
          <table:table-cell office:value-type="float" office:value="585013" calcext:value-type="float">
            <text:p>585013</text:p>
          </table:table-cell>
          <table:table-cell office:value-type="float" office:value="7451" calcext:value-type="float">
            <text:p>7451</text:p>
          </table:table-cell>
          <table:table-cell office:value-type="string" calcext:value-type="string">
            <text:p>Dual 2-wide 2-input AND-OR-INVERT gate</text:p>
          </table:table-cell>
          <table:table-cell office:value-type="string" calcext:value-type="string">
            <text:p>Part of command regi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75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3-166, 3-198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office:value-type="string" calcext:value-type="string">
            <text:p>Part of adder/subtrac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76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3-199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office:value-type="string" calcext:value-type="string">
            <text:p>Part of adder/subtrac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77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3-170, 3-172</text:p>
          </table:table-cell>
          <table:table-cell office:value-type="float" office:value="585016" calcext:value-type="float">
            <text:p>585016</text:p>
          </table:table-cell>
          <table:table-cell office:value-type="float" office:value="7460" calcext:value-type="float">
            <text:p>7460</text:p>
          </table:table-cell>
          <table:table-cell office:value-type="string" calcext:value-type="string">
            <text:p>Dual 4-input expan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78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3-171</text:p>
          </table:table-cell>
          <table:table-cell office:value-type="float" office:value="585016" calcext:value-type="float">
            <text:p>585016</text:p>
          </table:table-cell>
          <table:table-cell office:value-type="float" office:value="7460" calcext:value-type="float">
            <text:p>7460</text:p>
          </table:table-cell>
          <table:table-cell office:value-type="string" calcext:value-type="string">
            <text:p>Dual 4-input expan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79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3-171</text:p>
          </table:table-cell>
          <table:table-cell office:value-type="float" office:value="585016" calcext:value-type="float">
            <text:p>585016</text:p>
          </table:table-cell>
          <table:table-cell office:value-type="float" office:value="7460" calcext:value-type="float">
            <text:p>7460</text:p>
          </table:table-cell>
          <table:table-cell office:value-type="string" calcext:value-type="string">
            <text:p>Dual 4-input expan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8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3-170, 3-172, 3-173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81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-167</text:p>
          </table:table-cell>
          <table:table-cell office:value-type="float" office:value="585010" calcext:value-type="float">
            <text:p>585010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Single 8-input NAND gate</text:p>
          </table:table-cell>
          <table:table-cell office:value-type="string" calcext:value-type="string">
            <text:p>Part of command regi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82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-168, 3-198</text:p>
          </table:table-cell>
          <table:table-cell office:value-type="float" office:value="585013" calcext:value-type="float">
            <text:p>585013</text:p>
          </table:table-cell>
          <table:table-cell office:value-type="float" office:value="7451" calcext:value-type="float">
            <text:p>7451</text:p>
          </table:table-cell>
          <table:table-cell office:value-type="string" calcext:value-type="string">
            <text:p>Dual 2-wide 2-input AND-OR-INVERT gate</text:p>
          </table:table-cell>
          <table:table-cell office:value-type="string" calcext:value-type="string">
            <text:p>Part of command register and adder/subtrac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8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-169</text:p>
          </table:table-cell>
          <table:table-cell office:value-type="float" office:value="585013" calcext:value-type="float">
            <text:p>585013</text:p>
          </table:table-cell>
          <table:table-cell office:value-type="float" office:value="7451" calcext:value-type="float">
            <text:p>7451</text:p>
          </table:table-cell>
          <table:table-cell office:value-type="string" calcext:value-type="string">
            <text:p>Dual 2-wide 2-input AND-OR-INVERT gate</text:p>
          </table:table-cell>
          <table:table-cell office:value-type="string" calcext:value-type="string">
            <text:p>Part of command regi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84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-167, 3-168, 3-169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office:value-type="string" calcext:value-type="string">
            <text:p>Part of command regi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8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-157, 3-159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86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-174</text:p>
          </table:table-cell>
          <table:table-cell office:value-type="float" office:value="585016" calcext:value-type="float">
            <text:p>585016</text:p>
          </table:table-cell>
          <table:table-cell office:value-type="float" office:value="7460" calcext:value-type="float">
            <text:p>7460</text:p>
          </table:table-cell>
          <table:table-cell office:value-type="string" calcext:value-type="string">
            <text:p>Dual 4-input expander</text:p>
          </table:table-cell>
          <table:table-cell office:value-type="string" calcext:value-type="string">
            <text:p>Part of F14 reset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87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-171, 3-199</text:p>
          </table:table-cell>
          <table:table-cell office:value-type="float" office:value="585012" calcext:value-type="float">
            <text:p>585012</text:p>
          </table:table-cell>
          <table:table-cell office:value-type="float" office:value="7450" calcext:value-type="float">
            <text:p>7450</text:p>
          </table:table-cell>
          <table:table-cell office:value-type="string" calcext:value-type="string">
            <text:p>Dual 2-wide 2-input AND-OR-INVERT gate with expander</text:p>
          </table:table-cell>
          <table:table-cell office:value-type="string" calcext:value-type="string">
            <text:p>Part of adder/subtrac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8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-171, 3-198</text:p>
          </table:table-cell>
          <table:table-cell office:value-type="float" office:value="585012" calcext:value-type="float">
            <text:p>585012</text:p>
          </table:table-cell>
          <table:table-cell office:value-type="float" office:value="7450" calcext:value-type="float">
            <text:p>7450</text:p>
          </table:table-cell>
          <table:table-cell office:value-type="string" calcext:value-type="string">
            <text:p>Dual 2-wide 2-input AND-OR-INVERT gate with expander</text:p>
          </table:table-cell>
          <table:table-cell office:value-type="string" calcext:value-type="string">
            <text:p>Part of adder/subtrac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89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-170, 3-172</text:p>
          </table:table-cell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Triple 3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9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3-161, 3-183, 3-185</text:p>
          </table:table-cell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Triple 3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91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3-162, 3-183, 3-185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92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3-181, 3-183, 3-205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93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3-161, 3-198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office:value-type="string" calcext:value-type="string">
            <text:p>Part of adder/subtrac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94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3-174</text:p>
          </table:table-cell>
          <table:table-cell office:value-type="float" office:value="585012" calcext:value-type="float">
            <text:p>585012</text:p>
          </table:table-cell>
          <table:table-cell office:value-type="float" office:value="7450" calcext:value-type="float">
            <text:p>7450</text:p>
          </table:table-cell>
          <table:table-cell office:value-type="string" calcext:value-type="string">
            <text:p>Dual 2-wide 2-input AND-OR-INVERT gate with expander</text:p>
          </table:table-cell>
          <table:table-cell office:value-type="string" calcext:value-type="string">
            <text:p>Part of F14 reset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95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3-175</text:p>
          </table:table-cell>
          <table:table-cell office:value-type="float" office:value="585016" calcext:value-type="float">
            <text:p>585016</text:p>
          </table:table-cell>
          <table:table-cell office:value-type="float" office:value="7460" calcext:value-type="float">
            <text:p>7460</text:p>
          </table:table-cell>
          <table:table-cell office:value-type="string" calcext:value-type="string">
            <text:p>Dual 4-input expander</text:p>
          </table:table-cell>
          <table:table-cell office:value-type="string" calcext:value-type="string">
            <text:p>Part of F14 reset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96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3-171</text:p>
          </table:table-cell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Triple 3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97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3-170, 3-171</text:p>
          </table:table-cell>
          <table:table-cell office:value-type="float" office:value="585018" calcext:value-type="float">
            <text:p>585018</text:p>
          </table:table-cell>
          <table:table-cell office:value-type="float" office:value="7373" calcext:value-type="float">
            <text:p>7373</text:p>
          </table:table-cell>
          <table:table-cell office:value-type="string" calcext:value-type="string">
            <text:p>Dual JK master-slave flip-fl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98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3-157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99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3-157, 3-159</text:p>
          </table:table-cell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Triple 3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00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3-184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01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3-161, 3-168, 3-206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02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3-174, 3-175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office:value-type="string" calcext:value-type="string">
            <text:p>Part of F14 reset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0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-175</text:p>
          </table:table-cell>
          <table:table-cell office:value-type="float" office:value="585014" calcext:value-type="float">
            <text:p>585014</text:p>
          </table:table-cell>
          <table:table-cell office:value-type="float" office:value="7453" calcext:value-type="float">
            <text:p>7453</text:p>
          </table:table-cell>
          <table:table-cell office:value-type="string" calcext:value-type="string">
            <text:p>4-wide 2-input AND-OR-INVERT gate (expandable)</text:p>
          </table:table-cell>
          <table:table-cell office:value-type="string" calcext:value-type="string">
            <text:p>Part of F14 reset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04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3-173, 3-174, 3-175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office:value-type="string" calcext:value-type="string">
            <text:p>Part of F14 reset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05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3-173</text:p>
          </table:table-cell>
          <table:table-cell office:value-type="float" office:value="585017" calcext:value-type="float">
            <text:p>585017</text:p>
          </table:table-cell>
          <table:table-cell office:value-type="float" office:value="7472" calcext:value-type="float">
            <text:p>7472</text:p>
          </table:table-cell>
          <table:table-cell office:value-type="string" calcext:value-type="string">
            <text:p>JK master-slave flip-fl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06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-174, 3-175, 3-176</text:p>
          </table:table-cell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Triple 3-input NAND gate</text:p>
          </table:table-cell>
          <table:table-cell office:value-type="string" calcext:value-type="string">
            <text:p>Part of F14 reset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07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-174</text:p>
          </table:table-cell>
          <table:table-cell office:value-type="float" office:value="585013" calcext:value-type="float">
            <text:p>585013</text:p>
          </table:table-cell>
          <table:table-cell office:value-type="float" office:value="7451" calcext:value-type="float">
            <text:p>7451</text:p>
          </table:table-cell>
          <table:table-cell office:value-type="string" calcext:value-type="string">
            <text:p>Dual 2-wide 2-input AND-OR-INVERT gate</text:p>
          </table:table-cell>
          <table:table-cell office:value-type="string" calcext:value-type="string">
            <text:p>Part of F14 reset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08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-176</text:p>
          </table:table-cell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Triple 3-input NAND gate</text:p>
          </table:table-cell>
          <table:table-cell office:value-type="string" calcext:value-type="string">
            <text:p>Part of F14 set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09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-176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office:value-type="string" calcext:value-type="string">
            <text:p>Part of F14 set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10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-176</text:p>
          </table:table-cell>
          <table:table-cell office:value-type="float" office:value="585009" calcext:value-type="float">
            <text:p>585009</text:p>
          </table:table-cell>
          <table:table-cell office:value-type="float" office:value="7420" calcext:value-type="float">
            <text:p>7420</text:p>
          </table:table-cell>
          <table:table-cell office:value-type="string" calcext:value-type="string">
            <text:p>Dual 4-input NAND gate</text:p>
          </table:table-cell>
          <table:table-cell office:value-type="string" calcext:value-type="string">
            <text:p>Part of F14 set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11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-176, 3-198</text:p>
          </table:table-cell>
          <table:table-cell office:value-type="float" office:value="585013" calcext:value-type="float">
            <text:p>585013</text:p>
          </table:table-cell>
          <table:table-cell office:value-type="float" office:value="7451" calcext:value-type="float">
            <text:p>7451</text:p>
          </table:table-cell>
          <table:table-cell office:value-type="string" calcext:value-type="string">
            <text:p>Dual 2-wide 2-input AND-OR-INVERT gate</text:p>
          </table:table-cell>
          <table:table-cell office:value-type="string" calcext:value-type="string">
            <text:p>Part of F14 set net and adder/subtrac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12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-173, 3-177</text:p>
          </table:table-cell>
          <table:table-cell office:value-type="float" office:value="585018" calcext:value-type="float">
            <text:p>585018</text:p>
          </table:table-cell>
          <table:table-cell office:value-type="float" office:value="7373" calcext:value-type="float">
            <text:p>7373</text:p>
          </table:table-cell>
          <table:table-cell office:value-type="string" calcext:value-type="string">
            <text:p>Dual JK master-slave flip-fl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13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3-202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14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3-202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3-179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office:value-type="string" calcext:value-type="string">
            <text:p>Part of I/O buff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16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3-186, 3-187, 3-207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17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3-178, 3-179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office:value-type="string" calcext:value-type="string">
            <text:p>Part of I/O buff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18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3-178, 3-185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office:value-type="string" calcext:value-type="string">
            <text:p>Part of I/O buff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19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4-73, 4-79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2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3-186</text:p>
          </table:table-cell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Triple 3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21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3-185, 3-207</text:p>
          </table:table-cell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Triple 3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22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3-208, 4-79</text:p>
          </table:table-cell>
          <table:table-cell office:value-type="float" office:value="585022" calcext:value-type="float">
            <text:p>58502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Dual 4-input NAND gate with expan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23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3-206, 3-207</text:p>
          </table:table-cell>
          <table:table-cell office:value-type="float" office:value="585011" calcext:value-type="float">
            <text:p>585011</text:p>
          </table:table-cell>
          <table:table-cell office:value-type="float" office:value="7440" calcext:value-type="float">
            <text:p>7440</text:p>
          </table:table-cell>
          <table:table-cell office:value-type="string" calcext:value-type="string">
            <text:p>Dual 4-input NAND gate with output buff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24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3-206, 3-207</text:p>
          </table:table-cell>
          <table:table-cell office:value-type="float" office:value="585011" calcext:value-type="float">
            <text:p>585011</text:p>
          </table:table-cell>
          <table:table-cell office:value-type="float" office:value="7440" calcext:value-type="float">
            <text:p>7440</text:p>
          </table:table-cell>
          <table:table-cell office:value-type="string" calcext:value-type="string">
            <text:p>Dual 4-input NAND gate with output buff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25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3-178</text:p>
          </table:table-cell>
          <table:table-cell office:value-type="float" office:value="585015" calcext:value-type="float">
            <text:p>585015</text:p>
          </table:table-cell>
          <table:table-cell office:value-type="float" office:value="7454" calcext:value-type="float">
            <text:p>7454</text:p>
          </table:table-cell>
          <table:table-cell office:value-type="string" calcext:value-type="string">
            <text:p>4-wide 2-input AND-OR-INVERT gate</text:p>
          </table:table-cell>
          <table:table-cell office:value-type="string" calcext:value-type="string">
            <text:p>Part of I/O buff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26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3-177</text:p>
          </table:table-cell>
          <table:table-cell office:value-type="float" office:value="585017" calcext:value-type="float">
            <text:p>585017</text:p>
          </table:table-cell>
          <table:table-cell office:value-type="float" office:value="7472" calcext:value-type="float">
            <text:p>7472</text:p>
          </table:table-cell>
          <table:table-cell office:value-type="string" calcext:value-type="string">
            <text:p>JK master-slave flip-fl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27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3-178</text:p>
          </table:table-cell>
          <table:table-cell office:value-type="float" office:value="585017" calcext:value-type="float">
            <text:p>585017</text:p>
          </table:table-cell>
          <table:table-cell office:value-type="float" office:value="7472" calcext:value-type="float">
            <text:p>7472</text:p>
          </table:table-cell>
          <table:table-cell office:value-type="string" calcext:value-type="string">
            <text:p>JK master-slave flip-flop</text:p>
          </table:table-cell>
          <table:table-cell office:value-type="string" calcext:value-type="string">
            <text:p>Part of I/O buff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2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3-179</text:p>
          </table:table-cell>
          <table:table-cell office:value-type="float" office:value="585018" calcext:value-type="float">
            <text:p>585018</text:p>
          </table:table-cell>
          <table:table-cell office:value-type="float" office:value="7373" calcext:value-type="float">
            <text:p>7373</text:p>
          </table:table-cell>
          <table:table-cell office:value-type="string" calcext:value-type="string">
            <text:p>Dual JK master-slave flip-flop</text:p>
          </table:table-cell>
          <table:table-cell office:value-type="string" calcext:value-type="string">
            <text:p>Part of I/O buff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29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3-179</text:p>
          </table:table-cell>
          <table:table-cell office:value-type="float" office:value="585018" calcext:value-type="float">
            <text:p>585018</text:p>
          </table:table-cell>
          <table:table-cell office:value-type="float" office:value="7373" calcext:value-type="float">
            <text:p>7373</text:p>
          </table:table-cell>
          <table:table-cell office:value-type="string" calcext:value-type="string">
            <text:p>Dual JK master-slave flip-flop</text:p>
          </table:table-cell>
          <table:table-cell office:value-type="string" calcext:value-type="string">
            <text:p>Part of I/O buff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3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3-179</text:p>
          </table:table-cell>
          <table:table-cell office:value-type="float" office:value="585018" calcext:value-type="float">
            <text:p>585018</text:p>
          </table:table-cell>
          <table:table-cell office:value-type="float" office:value="7373" calcext:value-type="float">
            <text:p>7373</text:p>
          </table:table-cell>
          <table:table-cell office:value-type="string" calcext:value-type="string">
            <text:p>Dual JK master-slave flip-flop</text:p>
          </table:table-cell>
          <table:table-cell office:value-type="string" calcext:value-type="string">
            <text:p>Part of I/O buff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31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3-178</text:p>
          </table:table-cell>
          <table:table-cell office:value-type="float" office:value="585019" calcext:value-type="float">
            <text:p>585019</text:p>
          </table:table-cell>
          <table:table-cell office:value-type="float" office:value="7474" calcext:value-type="float">
            <text:p>7474</text:p>
          </table:table-cell>
          <table:table-cell office:value-type="string" calcext:value-type="string">
            <text:p>Dual D-type edge-triggered flip-flop</text:p>
          </table:table-cell>
          <table:table-cell office:value-type="string" calcext:value-type="string">
            <text:p>Part of I/O buff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32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4-78, 4-79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33</text:p>
          </table:table-cell>
          <table:table-cell table:number-columns-repeated="2"/>
          <table:table-cell office:value-type="float" office:value="585023" calcext:value-type="float">
            <text:p>58502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Differential comparator, 8-pin can pack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34</text:p>
          </table:table-cell>
          <table:table-cell table:number-columns-repeated="2"/>
          <table:table-cell office:value-type="float" office:value="585023" calcext:value-type="float">
            <text:p>58502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Differential comparator, 8-pin can pack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35</text:p>
          </table:table-cell>
          <table:table-cell table:number-columns-repeated="2"/>
          <table:table-cell office:value-type="float" office:value="585023" calcext:value-type="float">
            <text:p>58502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Differential comparator, 8-pin can pack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36</text:p>
          </table:table-cell>
          <table:table-cell table:number-columns-repeated="2"/>
          <table:table-cell office:value-type="float" office:value="585023" calcext:value-type="float">
            <text:p>58502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Differential comparator, 8-pin can pack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37</text:p>
          </table:table-cell>
          <table:table-cell office:value-type="string" calcext:value-type="string">
            <text:p>?D</text:p>
          </table:table-cell>
          <table:table-cell office:value-type="string" calcext:value-type="string">
            <text:p>4-60</text:p>
          </table:table-cell>
          <table:table-cell office:value-type="float" office:value="585023" calcext:value-type="float">
            <text:p>58502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Differential comparator, 8-pin can pack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38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4-65</text:p>
          </table:table-cell>
          <table:table-cell office:value-type="float" office:value="585023" calcext:value-type="float">
            <text:p>58502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Differential comparator, 8-pin can pack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39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3-160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40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3-194, 3-200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office:value-type="string" calcext:value-type="string">
            <text:p>Fast access loop and block interchange loo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4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3-188, 3-194</text:p>
          </table:table-cell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Triple 3-input NAND gate</text:p>
          </table:table-cell>
          <table:table-cell office:value-type="string" calcext:value-type="string">
            <text:p>Accumulator bits and fast access loo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42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3-160</text:p>
          </table:table-cell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Triple 3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43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3-160, 3-196</text:p>
          </table:table-cell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Triple 3-input NAND gate</text:p>
          </table:table-cell>
          <table:table-cell office:value-type="string" calcext:value-type="string">
            <text:p>Track selec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4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3-206, 3-207</text:p>
          </table:table-cell>
          <table:table-cell office:value-type="float" office:value="585011" calcext:value-type="float">
            <text:p>585011</text:p>
          </table:table-cell>
          <table:table-cell office:value-type="float" office:value="7440" calcext:value-type="float">
            <text:p>7440</text:p>
          </table:table-cell>
          <table:table-cell office:value-type="string" calcext:value-type="string">
            <text:p>Dual 4-input NAND gate with output buff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4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3-188</text:p>
          </table:table-cell>
          <table:table-cell office:value-type="float" office:value="585017" calcext:value-type="float">
            <text:p>585017</text:p>
          </table:table-cell>
          <table:table-cell office:value-type="float" office:value="7472" calcext:value-type="float">
            <text:p>7472</text:p>
          </table:table-cell>
          <table:table-cell office:value-type="string" calcext:value-type="string">
            <text:p>JK master-slave flip-flop</text:p>
          </table:table-cell>
          <table:table-cell office:value-type="string" calcext:value-type="string">
            <text:p>Accumulator b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46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3-194</text:p>
          </table:table-cell>
          <table:table-cell office:value-type="float" office:value="585017" calcext:value-type="float">
            <text:p>585017</text:p>
          </table:table-cell>
          <table:table-cell office:value-type="float" office:value="7472" calcext:value-type="float">
            <text:p>7472</text:p>
          </table:table-cell>
          <table:table-cell office:value-type="string" calcext:value-type="string">
            <text:p>JK master-slave flip-flop</text:p>
          </table:table-cell>
          <table:table-cell office:value-type="string" calcext:value-type="string">
            <text:p>Fast access loo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4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3-194, 3-196, 4-60</text:p>
          </table:table-cell>
          <table:table-cell office:value-type="float" office:value="585019" calcext:value-type="float">
            <text:p>585019</text:p>
          </table:table-cell>
          <table:table-cell office:value-type="float" office:value="7474" calcext:value-type="float">
            <text:p>7474</text:p>
          </table:table-cell>
          <table:table-cell office:value-type="string" calcext:value-type="string">
            <text:p>Dual D-type edge-triggered flip-flop</text:p>
          </table:table-cell>
          <table:table-cell office:value-type="string" calcext:value-type="string">
            <text:p>Fast access loop and track selec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4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3-207</text:p>
          </table:table-cell>
          <table:table-cell office:value-type="float" office:value="585019" calcext:value-type="float">
            <text:p>585019</text:p>
          </table:table-cell>
          <table:table-cell office:value-type="float" office:value="7474" calcext:value-type="float">
            <text:p>7474</text:p>
          </table:table-cell>
          <table:table-cell office:value-type="string" calcext:value-type="string">
            <text:p>Dual D-type edge-triggered flip-fl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4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3-192, 3-200</text:p>
          </table:table-cell>
          <table:table-cell office:value-type="float" office:value="585019" calcext:value-type="float">
            <text:p>585019</text:p>
          </table:table-cell>
          <table:table-cell office:value-type="float" office:value="7474" calcext:value-type="float">
            <text:p>7474</text:p>
          </table:table-cell>
          <table:table-cell office:value-type="string" calcext:value-type="string">
            <text:p>Dual D-type edge-triggered flip-flop</text:p>
          </table:table-cell>
          <table:table-cell office:value-type="string" calcext:value-type="string">
            <text:p>Instruction register bits and block interchange loo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!5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3-188</text:p>
          </table:table-cell>
          <table:table-cell office:value-type="float" office:value="585020" calcext:value-type="float">
            <text:p>585020</text:p>
          </table:table-cell>
          <table:table-cell office:value-type="float" office:value="7491" calcext:value-type="float">
            <text:p>7491</text:p>
          </table:table-cell>
          <table:table-cell office:value-type="string" calcext:value-type="string">
            <text:p>8-bit shift register</text:p>
          </table:table-cell>
          <table:table-cell office:value-type="string" calcext:value-type="string">
            <text:p>Accumulator b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5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3-188</text:p>
          </table:table-cell>
          <table:table-cell office:value-type="float" office:value="585020" calcext:value-type="float">
            <text:p>585020</text:p>
          </table:table-cell>
          <table:table-cell office:value-type="float" office:value="7491" calcext:value-type="float">
            <text:p>7491</text:p>
          </table:table-cell>
          <table:table-cell office:value-type="string" calcext:value-type="string">
            <text:p>8-bit shift register</text:p>
          </table:table-cell>
          <table:table-cell office:value-type="string" calcext:value-type="string">
            <text:p>Accumulator b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5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3-188</text:p>
          </table:table-cell>
          <table:table-cell office:value-type="float" office:value="585020" calcext:value-type="float">
            <text:p>585020</text:p>
          </table:table-cell>
          <table:table-cell office:value-type="float" office:value="7491" calcext:value-type="float">
            <text:p>7491</text:p>
          </table:table-cell>
          <table:table-cell office:value-type="string" calcext:value-type="string">
            <text:p>8-bit shift register</text:p>
          </table:table-cell>
          <table:table-cell office:value-type="string" calcext:value-type="string">
            <text:p>Accumulator b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53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3-188</text:p>
          </table:table-cell>
          <table:table-cell office:value-type="float" office:value="585020" calcext:value-type="float">
            <text:p>585020</text:p>
          </table:table-cell>
          <table:table-cell office:value-type="float" office:value="7491" calcext:value-type="float">
            <text:p>7491</text:p>
          </table:table-cell>
          <table:table-cell office:value-type="string" calcext:value-type="string">
            <text:p>8-bit shift register</text:p>
          </table:table-cell>
          <table:table-cell office:value-type="string" calcext:value-type="string">
            <text:p>Accumulator b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54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3-188</text:p>
          </table:table-cell>
          <table:table-cell office:value-type="float" office:value="585020" calcext:value-type="float">
            <text:p>585020</text:p>
          </table:table-cell>
          <table:table-cell office:value-type="float" office:value="7491" calcext:value-type="float">
            <text:p>7491</text:p>
          </table:table-cell>
          <table:table-cell office:value-type="string" calcext:value-type="string">
            <text:p>8-bit shift register</text:p>
          </table:table-cell>
          <table:table-cell office:value-type="string" calcext:value-type="string">
            <text:p>Accumulator b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5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3-192</text:p>
          </table:table-cell>
          <table:table-cell office:value-type="float" office:value="585020" calcext:value-type="float">
            <text:p>585020</text:p>
          </table:table-cell>
          <table:table-cell office:value-type="float" office:value="7491" calcext:value-type="float">
            <text:p>7491</text:p>
          </table:table-cell>
          <table:table-cell office:value-type="string" calcext:value-type="string">
            <text:p>8-bit shift register</text:p>
          </table:table-cell>
          <table:table-cell office:value-type="string" calcext:value-type="string">
            <text:p>Instruction register b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5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3-192</text:p>
          </table:table-cell>
          <table:table-cell office:value-type="float" office:value="585020" calcext:value-type="float">
            <text:p>585020</text:p>
          </table:table-cell>
          <table:table-cell office:value-type="float" office:value="7491" calcext:value-type="float">
            <text:p>7491</text:p>
          </table:table-cell>
          <table:table-cell office:value-type="string" calcext:value-type="string">
            <text:p>8-bit shift register</text:p>
          </table:table-cell>
          <table:table-cell office:value-type="string" calcext:value-type="string">
            <text:p>Instruction register b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5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3-192</text:p>
          </table:table-cell>
          <table:table-cell office:value-type="float" office:value="585020" calcext:value-type="float">
            <text:p>585020</text:p>
          </table:table-cell>
          <table:table-cell office:value-type="float" office:value="7491" calcext:value-type="float">
            <text:p>7491</text:p>
          </table:table-cell>
          <table:table-cell office:value-type="string" calcext:value-type="string">
            <text:p>8-bit shift register</text:p>
          </table:table-cell>
          <table:table-cell office:value-type="string" calcext:value-type="string">
            <text:p>Instruction register b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58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3-192</text:p>
          </table:table-cell>
          <table:table-cell office:value-type="float" office:value="585020" calcext:value-type="float">
            <text:p>585020</text:p>
          </table:table-cell>
          <table:table-cell office:value-type="float" office:value="7491" calcext:value-type="float">
            <text:p>7491</text:p>
          </table:table-cell>
          <table:table-cell office:value-type="string" calcext:value-type="string">
            <text:p>8-bit shift register</text:p>
          </table:table-cell>
          <table:table-cell office:value-type="string" calcext:value-type="string">
            <text:p>Instruction register b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59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3-192</text:p>
          </table:table-cell>
          <table:table-cell office:value-type="float" office:value="585020" calcext:value-type="float">
            <text:p>585020</text:p>
          </table:table-cell>
          <table:table-cell office:value-type="float" office:value="7491" calcext:value-type="float">
            <text:p>7491</text:p>
          </table:table-cell>
          <table:table-cell office:value-type="string" calcext:value-type="string">
            <text:p>8-bit shift register</text:p>
          </table:table-cell>
          <table:table-cell office:value-type="string" calcext:value-type="string">
            <text:p>Instruction register b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60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3–200</text:p>
          </table:table-cell>
          <table:table-cell office:value-type="float" office:value="585022" calcext:value-type="float">
            <text:p>58502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Dual 4-input NAND gate with expander</text:p>
          </table:table-cell>
          <table:table-cell office:value-type="string" calcext:value-type="string">
            <text:p>Block interchange loo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61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3-194</text:p>
          </table:table-cell>
          <table:table-cell office:value-type="float" office:value="585022" calcext:value-type="float">
            <text:p>58502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Dual 4-input NAND gate with expander</text:p>
          </table:table-cell>
          <table:table-cell office:value-type="string" calcext:value-type="string">
            <text:p>Fast access loo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62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3-196</text:p>
          </table:table-cell>
          <table:table-cell office:value-type="float" office:value="585022" calcext:value-type="float">
            <text:p>58502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Dual 4-input NAND gate with expander</text:p>
          </table:table-cell>
          <table:table-cell office:value-type="string" calcext:value-type="string">
            <text:p>Track selec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63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3-208</text:p>
          </table:table-cell>
          <table:table-cell office:value-type="float" office:value="585021" calcext:value-type="float">
            <text:p>58502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Quad 2-input NAND gate, alternate ty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64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3-208</text:p>
          </table:table-cell>
          <table:table-cell office:value-type="float" office:value="585021" calcext:value-type="float">
            <text:p>58502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Quad 2-input NAND gate, alternate ty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65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3-160, 3-161</text:p>
          </table:table-cell>
          <table:table-cell office:value-type="float" office:value="585021" calcext:value-type="float">
            <text:p>58502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Quad 2-input NAND gate, alternate ty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66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3-160</text:p>
          </table:table-cell>
          <table:table-cell office:value-type="float" office:value="585021" calcext:value-type="float">
            <text:p>58502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Quad 2-input NAND gate, alternate ty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67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3-160</text:p>
          </table:table-cell>
          <table:table-cell office:value-type="float" office:value="585021" calcext:value-type="float">
            <text:p>58502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Quad 2-input NAND gate, alternate ty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68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3-208</text:p>
          </table:table-cell>
          <table:table-cell office:value-type="float" office:value="585021" calcext:value-type="float">
            <text:p>58502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Quad 2-input NAND gate, alternate ty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69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3-206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7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3-187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7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3-197</text:p>
          </table:table-cell>
          <table:table-cell office:value-type="float" office:value="585010" calcext:value-type="float">
            <text:p>585010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Single 8-input NAND gate</text:p>
          </table:table-cell>
          <table:table-cell office:value-type="string" calcext:value-type="string">
            <text:p>Track selec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72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4-78, 4-79</text:p>
          </table:table-cell>
          <table:table-cell office:value-type="float" office:value="585009" calcext:value-type="float">
            <text:p>585009</text:p>
          </table:table-cell>
          <table:table-cell office:value-type="float" office:value="7420" calcext:value-type="float">
            <text:p>7420</text:p>
          </table:table-cell>
          <table:table-cell office:value-type="string" calcext:value-type="string">
            <text:p>Dual 4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73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4-79</text:p>
          </table:table-cell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Triple 3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74</text:p>
          </table:table-cell>
          <table:table-cell table:number-columns-repeated="2"/>
          <table:table-cell office:value-type="float" office:value="585010" calcext:value-type="float">
            <text:p>585010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Single 8-input NAND gate</text:p>
          </table:table-cell>
          <table:table-cell table:number-columns-repeated="1018"/>
        </table:table-row>
        <table:table-row table:style-name="ro1" table:number-rows-repeated="10484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3T09:49:02.612887559</meta:creation-date>
    <meta:generator>LibreOffice/7.3.7.2$Linux_X86_64 LibreOffice_project/30$Build-2</meta:generator>
    <dc:date>2025-09-13T12:30:59.562180091</dc:date>
    <meta:editing-duration>PT2H41M22S</meta:editing-duration>
    <meta:editing-cycles>65</meta:editing-cycles>
    <meta:document-statistic meta:table-count="1" meta:cell-count="1137" meta:object-count="0"/>
  </office:meta>
</office:document-meta>
</file>